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T68" style:family="text">
      <style:text-properties officeooo:rsid="006737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5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21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21"/>
      <text:p text:style-name="P221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22">Dimecres <text:tab/>18/10/23</text:p>
      <text:p text:style-name="P86">Examen i solució d'examen.</text:p>
      <text:p text:style-name="P86"/>
      <text:p text:style-name="P86"/>
      <text:p text:style-name="P223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24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57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25"/>
      <text:p text:style-name="P225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26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27">D<text:span text:style-name="T21">imecres</text:span><text:tab/><text:span text:style-name="T27">01</text:span>/<text:span text:style-name="T23">11</text:span>/23</text:p>
      <text:p text:style-name="P113">Festiu Tots sants</text:p>
      <text:p text:style-name="P249"/>
      <text:p text:style-name="P249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53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54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55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56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28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29"/>
      <text:p text:style-name="P230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31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32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33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34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34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35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36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37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38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1">Pes envàs buit 17,5 kg.</text:p>
      <text:p text:style-name="P201">Refrigerant R-410A → 500 g</text:p>
      <text:p text:style-name="P201">Refrigerant R-134a → 2,5 kg</text:p>
      <text:p text:style-name="P201">Pesam envasos, identifiquem el refrigerant mesurant la pressió de vapor (a 20 ºC: R-134<text:span text:style-name="T56">a</text:span> 4,7 bar, R-410A 13,4 bar).</text:p>
      <text:p text:style-name="P201">Treiem buit de equip a/a.</text:p>
      <text:p text:style-name="P201"/>
      <text:p text:style-name="P239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2"/>
      <text:p text:style-name="P239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3">Comencem amb l'exercici 3.1.2-1</text:p>
      <text:p text:style-name="P203"/>
      <text:p text:style-name="P240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40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4">Co<text:span text:style-name="T58">ntinuem</text:span> amb l'exercici 3.1.2-1</text:p>
      <text:p text:style-name="P204"/>
      <text:p text:style-name="P204"/>
      <text:p text:style-name="P241">D<text:span text:style-name="T21">illuns</text:span><text:tab/><text:tab/><text:span text:style-name="T55">29</text:span>/<text:span text:style-name="T47">01</text:span>/2<text:span text:style-name="T47">4</text:span></text:p>
      <text:p text:style-name="P206">Carreg<text:span text:style-name="T61">u</text:span>em aire condicionat split IX39 amb 350 g de R-600a (isobutà).</text:p>
      <text:p text:style-name="P206">Funcionament </text:p>
      <text:p text:style-name="P206">fred → evaporació 1,2 bar → 10ºC</text:p>
      <text:p text:style-name="P206">calor → condensació 5,5 bar → 40 ºC</text:p>
      <text:p text:style-name="P206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8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8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9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50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51"/>
      <text:p text:style-name="P206">Per a R-410A</text:p>
      <text:p text:style-name="P206">fred →10ºC → evaporació 10,5 bar </text:p>
      <text:p text:style-name="P206">calor → 40 ºC →condensació 25 bar </text:p>
      <text:p text:style-name="P206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6"/>
      <text:p text:style-name="P210">Omplim simulador amb nitrogen a pressió de 10 bar , <text:span text:style-name="T62">per comprovar estanquitat</text:span>.</text:p>
      <text:p text:style-name="P210"/>
      <text:p text:style-name="P242"/>
      <text:p text:style-name="P258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1">Preparació examen del 31/01/14</text:p>
      <text:p text:style-name="P242"/>
      <text:p text:style-name="P242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1">Examen.</text:p>
      <text:p text:style-name="P211"/>
      <text:p text:style-name="P243">D<text:span text:style-name="T64">ijous</text:span><text:tab/><text:tab/><text:tab/><text:span text:style-name="T64">01</text:span>/<text:span text:style-name="T47">02</text:span>/2<text:span text:style-name="T47">4</text:span></text:p>
      <text:p text:style-name="P213">Baixa.</text:p>
      <text:p text:style-name="P212"/>
      <text:p text:style-name="P211"/>
      <text:p text:style-name="P244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5">Co<text:span text:style-name="T58">ntinuem</text:span> amb l'exercici 3.1.2-1</text:p>
      <text:p text:style-name="P205"/>
      <text:p text:style-name="P245">D<text:span text:style-name="T21">illuns</text:span><text:tab/><text:tab/><text:span text:style-name="T66">05</text:span>/<text:span text:style-name="T47">02</text:span>/2<text:span text:style-name="T47">4</text:span></text:p>
      <text:p text:style-name="P207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7"/>
      <text:p text:style-name="P207"><text:span text:style-name="T66">Mesurem temperatura en </text:span>aire condicionat split IX39 <text:s/></text:p>
      <text:p text:style-name="P207">fred → evaporació 1,2 bar → 10ºC →<text:span text:style-name="T66"> temperatura mesurada en canonada prima 12 ºC</text:span></text:p>
      <text:p text:style-name="P214">temperatura mesurada en canonada gruixuda 19 ºC</text:p>
      <text:p text:style-name="P214">Sobreescalfament 7 K</text:p>
      <text:p text:style-name="P214">Temperatura ambient 22,5 ºC</text:p>
      <text:p text:style-name="P214">Sortida aire en unitat interior 16 ºC</text:p>
      <text:p text:style-name="P214">Sortida aire en unitat exterior 24 ºC</text:p>
      <text:p text:style-name="P246"/>
      <text:p text:style-name="P246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6">Comentem apartats</text:p>
      <text:p text:style-name="P216">3.1.3 Propietats químiques</text:p>
      <text:p text:style-name="P216">3.1.4 Propietats fisiològiques i de seguretat</text:p>
      <text:p text:style-name="P216">3.2 Efectos de los refrigerantes en el medio ambiente</text:p>
      <text:p text:style-name="P216">3.2.1 Destrucción de la capa de ozono PAO - ODP</text:p>
      <text:p text:style-name="P216">3.2.2 Calentemiento global por efecto invernadero PCA – GWP</text:p>
      <text:p text:style-name="P216">3.2.3 Impacto total equivalente del calentamiento atmosférico TEWI</text:p>
      <text:p text:style-name="P216">3.3 Clasificación de refrigerantes por su composición</text:p>
      <text:p text:style-name="P216">3.3.1 Refrigerantes orgánicos</text:p>
      <text:p text:style-name="P216">3.3.1.1 Refrigerantes halogenados puros</text:p>
      <text:p text:style-name="P216">3.3.1.2 Denominación de los refrigerantes halogenados</text:p>
      <text:p text:style-name="P216">3.3.1.3 Mezclas zeotrópicas de refrigerantes halogenados</text:p>
      <text:p text:style-name="P216">3.3.1.4 Mezclas azeotrópicas de refrigerantes halogenados</text:p>
      <text:p text:style-name="P215"/>
      <text:p text:style-name="P247">D<text:span text:style-name="T21">imecres</text:span><text:tab/><text:tab/><text:span text:style-name="T67">07</text:span>/<text:span text:style-name="T47">02</text:span>/2<text:span text:style-name="T47">4</text:span></text:p>
      <text:p text:style-name="P219">Examen recuperació electricitat.</text:p>
      <text:p text:style-name="P217"/>
      <text:p text:style-name="P248">D<text:span text:style-name="T21">ijous</text:span><text:tab/><text:tab/><text:tab/><text:span text:style-name="T67">08</text:span>/<text:span text:style-name="T47">02</text:span>/2<text:span text:style-name="T47">4</text:span></text:p>
      <text:p text:style-name="P200"><text:a xlink:type="simple" xlink:href="https://paulinoposada.github.io/web_fred/apunts/unitat_3/fred_apunts_ud3_gs.pdf"><text:span text:style-name="T57">Unitat 3</text:span></text:a></text:p>
      <text:p text:style-name="P220">Comentem</text:p>
      <text:p text:style-name="P218">3.3.1.3 Mezclas zeotrópicas de refrigerantes halogenados</text:p>
      <text:p text:style-name="P218">3.3.1.4 Mezclas azeotrópicas de refrigerantes halogenados</text:p>
      <text:p text:style-name="P218"/>
      <text:p text:style-name="P262"><text:soft-page-break/>D<text:span text:style-name="T21">illuns</text:span><text:tab/><text:tab/><text:span text:style-name="T68">12</text:span>/<text:span text:style-name="T47">02</text:span>/2<text:span text:style-name="T47">4</text:span></text:p>
      <text:p text:style-name="P260"><text:span text:style-name="T68">Recuperem</text:span> <text:span text:style-name="T66">2</text:span>50<text:span text:style-name="T66">0</text:span> g de R-<text:span text:style-name="T66">134</text:span>a <text:s/><text:span text:style-name="T68">del simulador</text:span>.</text:p>
      <text:p text:style-name="P261">La recuperació va tardar aprox. 2 h.</text:p>
      <text:p text:style-name="P261">A mesura que el refrigerant surt del simulador evaporant, baixa la pressió i la temperatura. Això fa que la recuperadora s'aturi per baixa pressió.</text:p>
      <text:p text:style-name="P2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3T04:56:59.125120138</dc:date>
    <meta:editing-duration>PT55M33S</meta:editing-duration>
    <meta:editing-cycles>90</meta:editing-cycles>
    <meta:document-statistic meta:table-count="0" meta:image-count="0" meta:object-count="8" meta:page-count="11" meta:paragraph-count="366" meta:word-count="1571" meta:character-count="10778" meta:non-whitespace-character-count="9480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